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57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29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style-name="Gnumeric-default"/>
          <table:table-cell table:style-name="ACE-1"/>
          <table:table-cell table:style-name="ACE-1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203.29 MHz</text:p>
          </table:table-cell>
          <table:table-cell table:style-name="Gnumeric-default" office:value-type="string">
            <text:p>88.47 MHz</text:p>
          </table:table-cell>
          <table:table-cell table:style-name="Gnumeric-default" office:value-type="string">
            <text:p>132.87 MHz</text:p>
          </table:table-cell>
          <table:table-cell table:style-name="Gnumeric-default" office:value-type="string">
            <text:p>133.694 MHz</text:p>
          </table:table-cell>
          <table:table-cell table:style-name="Gnumeric-default"/>
          <table:table-cell table:style-name="ACE-1" table:formula="of:=LEFT([.D3];6)" office:value-type="string" office:string-value="132.87">
            <text:p>132.87</text:p>
          </table:table-cell>
          <table:table-cell table:style-name="ACE-1" table:formula="of:=VALUE([.G3])" office:value-type="float" office:value="132.87">
            <text:p>132.8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198.1 MHz</text:p>
          </table:table-cell>
          <table:table-cell table:style-name="Gnumeric-default" office:value-type="string">
            <text:p>108.54 MHz</text:p>
          </table:table-cell>
          <table:table-cell table:style-name="Gnumeric-default" office:value-type="string">
            <text:p>132.36 MHz</text:p>
          </table:table-cell>
          <table:table-cell table:style-name="Gnumeric-default" office:value-type="string">
            <text:p>141.713 MHz</text:p>
          </table:table-cell>
          <table:table-cell table:style-name="Gnumeric-default"/>
          <table:table-cell table:style-name="ACE-1" table:formula="of:=LEFT([.D4];6)" office:value-type="string" office:string-value="132.36">
            <text:p>132.36</text:p>
          </table:table-cell>
          <table:table-cell table:style-name="ACE-1" table:formula="of:=VALUE([.G4])" office:value-type="float" office:value="132.36000000000001">
            <text:p>132.3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191.24 MHz</text:p>
          </table:table-cell>
          <table:table-cell table:style-name="Gnumeric-default" office:value-type="string">
            <text:p>89.29 MHz</text:p>
          </table:table-cell>
          <table:table-cell table:style-name="Gnumeric-default" office:value-type="string">
            <text:p>128.5 MHz</text:p>
          </table:table-cell>
          <table:table-cell table:style-name="Gnumeric-default" office:value-type="string">
            <text:p>129.946 MHz</text:p>
          </table:table-cell>
          <table:table-cell table:style-name="Gnumeric-default"/>
          <table:table-cell table:style-name="ACE-1" table:formula="of:=LEFT([.D5];6)" office:value-type="string" office:string-value="128.5 ">
            <text:p>128.5 </text:p>
          </table:table-cell>
          <table:table-cell table:style-name="ACE-1" table:formula="of:=VALUE([.G5])" office:value-type="float" office:value="128.5">
            <text:p>128.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231.54 MHz</text:p>
          </table:table-cell>
          <table:table-cell table:style-name="Gnumeric-default" office:value-type="string">
            <text:p>90.64 MHz</text:p>
          </table:table-cell>
          <table:table-cell table:style-name="Gnumeric-default" office:value-type="string">
            <text:p>135.72 MHz</text:p>
          </table:table-cell>
          <table:table-cell table:style-name="Gnumeric-default" office:value-type="string">
            <text:p>141.752 MHz</text:p>
          </table:table-cell>
          <table:table-cell table:style-name="Gnumeric-default"/>
          <table:table-cell table:style-name="ACE-1" table:formula="of:=LEFT([.D6];6)" office:value-type="string" office:string-value="135.72">
            <text:p>135.72</text:p>
          </table:table-cell>
          <table:table-cell table:style-name="ACE-1" table:formula="of:=VALUE([.G6])" office:value-type="float" office:value="135.72">
            <text:p>135.7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179.73 MHz</text:p>
          </table:table-cell>
          <table:table-cell table:style-name="Gnumeric-default" office:value-type="string">
            <text:p>98.55 MHz</text:p>
          </table:table-cell>
          <table:table-cell table:style-name="Gnumeric-default" office:value-type="string">
            <text:p>132.77 MHz</text:p>
          </table:table-cell>
          <table:table-cell table:style-name="Gnumeric-default" office:value-type="string">
            <text:p>132.982 MHz</text:p>
          </table:table-cell>
          <table:table-cell table:style-name="Gnumeric-default"/>
          <table:table-cell table:style-name="ACE-1" table:formula="of:=LEFT([.D7];6)" office:value-type="string" office:string-value="132.77">
            <text:p>132.77</text:p>
          </table:table-cell>
          <table:table-cell table:style-name="ACE-1" table:formula="of:=VALUE([.G7])" office:value-type="float" office:value="132.77000000000001">
            <text:p>132.7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214.22 MHz</text:p>
          </table:table-cell>
          <table:table-cell table:style-name="Gnumeric-default" office:value-type="string">
            <text:p>94.12 MHz</text:p>
          </table:table-cell>
          <table:table-cell table:style-name="Gnumeric-default" office:value-type="string">
            <text:p>136.3 MHz</text:p>
          </table:table-cell>
          <table:table-cell table:style-name="Gnumeric-default" office:value-type="string">
            <text:p>140.070 MHz</text:p>
          </table:table-cell>
          <table:table-cell table:style-name="Gnumeric-default"/>
          <table:table-cell table:style-name="ACE-1" table:formula="of:=LEFT([.D8];6)" office:value-type="string" office:string-value="136.3 ">
            <text:p>136.3 </text:p>
          </table:table-cell>
          <table:table-cell table:style-name="ACE-1" table:formula="of:=VALUE([.G8])" office:value-type="float" office:value="136.30000000000001">
            <text:p>136.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205.0 MHz</text:p>
          </table:table-cell>
          <table:table-cell table:style-name="Gnumeric-default" office:value-type="string">
            <text:p>92.17 MHz</text:p>
          </table:table-cell>
          <table:table-cell table:style-name="Gnumeric-default" office:value-type="string">
            <text:p>131.98 MHz</text:p>
          </table:table-cell>
          <table:table-cell table:style-name="Gnumeric-default" office:value-type="string">
            <text:p>135.608 MHz</text:p>
          </table:table-cell>
          <table:table-cell table:style-name="Gnumeric-default"/>
          <table:table-cell table:style-name="ACE-1" table:formula="of:=LEFT([.D9];6)" office:value-type="string" office:string-value="131.98">
            <text:p>131.98</text:p>
          </table:table-cell>
          <table:table-cell table:style-name="ACE-1" table:formula="of:=VALUE([.G9])" office:value-type="float" office:value="131.97999999999999">
            <text:p>131.9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204.5 MHz</text:p>
          </table:table-cell>
          <table:table-cell table:style-name="Gnumeric-default" office:value-type="string">
            <text:p>88.3 MHz</text:p>
          </table:table-cell>
          <table:table-cell table:style-name="Gnumeric-default" office:value-type="string">
            <text:p>138.35 MHz</text:p>
          </table:table-cell>
          <table:table-cell table:style-name="Gnumeric-default" office:value-type="string">
            <text:p>135.689 MHz</text:p>
          </table:table-cell>
          <table:table-cell table:style-name="Gnumeric-default"/>
          <table:table-cell table:style-name="ACE-1" table:formula="of:=LEFT([.D10];6)" office:value-type="string" office:string-value="138.35">
            <text:p>138.35</text:p>
          </table:table-cell>
          <table:table-cell table:style-name="ACE-1" table:formula="of:=VALUE([.G10])" office:value-type="float" office:value="138.34999999999999">
            <text:p>138.3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203.17 MHz</text:p>
          </table:table-cell>
          <table:table-cell table:style-name="Gnumeric-default" office:value-type="string">
            <text:p>86.41 MHz</text:p>
          </table:table-cell>
          <table:table-cell table:style-name="Gnumeric-default" office:value-type="string">
            <text:p>132.61 MHz</text:p>
          </table:table-cell>
          <table:table-cell table:style-name="Gnumeric-default" office:value-type="string">
            <text:p>132.536 MHz</text:p>
          </table:table-cell>
          <table:table-cell table:style-name="Gnumeric-default"/>
          <table:table-cell table:style-name="ACE-1" table:formula="of:=LEFT([.D11];6)" office:value-type="string" office:string-value="132.61">
            <text:p>132.61</text:p>
          </table:table-cell>
          <table:table-cell table:style-name="ACE-1" table:formula="of:=VALUE([.G11])" office:value-type="float" office:value="132.61000000000001">
            <text:p>132.6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197.9 MHz</text:p>
          </table:table-cell>
          <table:table-cell table:style-name="Gnumeric-default" office:value-type="string">
            <text:p>96.16 MHz</text:p>
          </table:table-cell>
          <table:table-cell table:style-name="Gnumeric-default" office:value-type="string">
            <text:p>129.18 MHz</text:p>
          </table:table-cell>
          <table:table-cell table:style-name="Gnumeric-default" office:value-type="string">
            <text:p>134.962 MHz</text:p>
          </table:table-cell>
          <table:table-cell table:style-name="Gnumeric-default"/>
          <table:table-cell table:style-name="ACE-1" table:formula="of:=LEFT([.D12];6)" office:value-type="string" office:string-value="129.18">
            <text:p>129.18</text:p>
          </table:table-cell>
          <table:table-cell table:style-name="ACE-1" table:formula="of:=VALUE([.G12])" office:value-type="float" office:value="129.18000000000001">
            <text:p>129.1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203.46 MHz</text:p>
          </table:table-cell>
          <table:table-cell table:style-name="Gnumeric-default" office:value-type="string">
            <text:p>89.6 MHz</text:p>
          </table:table-cell>
          <table:table-cell table:style-name="Gnumeric-default" office:value-type="string">
            <text:p>135.32 MHz</text:p>
          </table:table-cell>
          <table:table-cell table:style-name="Gnumeric-default" office:value-type="string">
            <text:p>135.119 MHz</text:p>
          </table:table-cell>
          <table:table-cell table:style-name="Gnumeric-default"/>
          <table:table-cell table:style-name="ACE-1" table:formula="of:=LEFT([.D13];6)" office:value-type="string" office:string-value="135.32">
            <text:p>135.32</text:p>
          </table:table-cell>
          <table:table-cell table:style-name="ACE-1" table:formula="of:=VALUE([.G13])" office:value-type="float" office:value="135.31999999999999">
            <text:p>135.3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1.29 MHz</text:p>
          </table:table-cell>
          <table:table-cell table:style-name="Gnumeric-default" office:value-type="string">
            <text:p>111.87 MHz</text:p>
          </table:table-cell>
          <table:table-cell table:style-name="Gnumeric-default" office:value-type="string">
            <text:p>129.5 MHz</text:p>
          </table:table-cell>
          <table:table-cell table:style-name="Gnumeric-default" office:value-type="string">
            <text:p>137.970 MHz</text:p>
          </table:table-cell>
          <table:table-cell table:style-name="Gnumeric-default"/>
          <table:table-cell table:style-name="ACE-1" table:formula="of:=LEFT([.D14];6)" office:value-type="string" office:string-value="129.5 ">
            <text:p>129.5 </text:p>
          </table:table-cell>
          <table:table-cell table:style-name="ACE-1" table:formula="of:=VALUE([.G14])" office:value-type="float" office:value="129.5">
            <text:p>129.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12.59 MHz</text:p>
          </table:table-cell>
          <table:table-cell table:style-name="Gnumeric-default" office:value-type="string">
            <text:p>80.81 MHz</text:p>
          </table:table-cell>
          <table:table-cell table:style-name="Gnumeric-default" office:value-type="string">
            <text:p>136.52 MHz</text:p>
          </table:table-cell>
          <table:table-cell table:style-name="Gnumeric-default" office:value-type="string">
            <text:p>132.862 MHz</text:p>
          </table:table-cell>
          <table:table-cell table:style-name="Gnumeric-default"/>
          <table:table-cell table:style-name="ACE-1" table:formula="of:=LEFT([.D15];6)" office:value-type="string" office:string-value="136.52">
            <text:p>136.52</text:p>
          </table:table-cell>
          <table:table-cell table:style-name="ACE-1" table:formula="of:=VALUE([.G15])" office:value-type="float" office:value="136.52000000000001">
            <text:p>136.5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185.08 MHz</text:p>
          </table:table-cell>
          <table:table-cell table:style-name="Gnumeric-default" office:value-type="string">
            <text:p>81.33 MHz</text:p>
          </table:table-cell>
          <table:table-cell table:style-name="Gnumeric-default" office:value-type="string">
            <text:p>128.45 MHz</text:p>
          </table:table-cell>
          <table:table-cell table:style-name="Gnumeric-default" office:value-type="string">
            <text:p>124.580 MHz</text:p>
          </table:table-cell>
          <table:table-cell table:style-name="Gnumeric-default"/>
          <table:table-cell table:style-name="ACE-1" table:formula="of:=LEFT([.D16];6)" office:value-type="string" office:string-value="128.45">
            <text:p>128.45</text:p>
          </table:table-cell>
          <table:table-cell table:style-name="ACE-1" table:formula="of:=VALUE([.G16])" office:value-type="float" office:value="128.44999999999999">
            <text:p>128.4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197.47 MHz</text:p>
          </table:table-cell>
          <table:table-cell table:style-name="Gnumeric-default" office:value-type="string">
            <text:p>91.68 MHz</text:p>
          </table:table-cell>
          <table:table-cell table:style-name="Gnumeric-default" office:value-type="string">
            <text:p>129.35 MHz</text:p>
          </table:table-cell>
          <table:table-cell table:style-name="Gnumeric-default" office:value-type="string">
            <text:p>132.795 MHz</text:p>
          </table:table-cell>
          <table:table-cell table:style-name="Gnumeric-default"/>
          <table:table-cell table:style-name="ACE-1" table:formula="of:=LEFT([.D17];6)" office:value-type="string" office:string-value="129.35">
            <text:p>129.35</text:p>
          </table:table-cell>
          <table:table-cell table:style-name="ACE-1" table:formula="of:=VALUE([.G17])" office:value-type="float" office:value="129.34999999999999">
            <text:p>129.3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214.13 MHz</text:p>
          </table:table-cell>
          <table:table-cell table:style-name="Gnumeric-default" office:value-type="string">
            <text:p>93.71 MHz</text:p>
          </table:table-cell>
          <table:table-cell table:style-name="Gnumeric-default" office:value-type="string">
            <text:p>134.79 MHz</text:p>
          </table:table-cell>
          <table:table-cell table:style-name="Gnumeric-default" office:value-type="string">
            <text:p>139.329 MHz</text:p>
          </table:table-cell>
          <table:table-cell table:style-name="Gnumeric-default"/>
          <table:table-cell table:style-name="ACE-1" table:formula="of:=LEFT([.D18];6)" office:value-type="string" office:string-value="134.79">
            <text:p>134.79</text:p>
          </table:table-cell>
          <table:table-cell table:style-name="ACE-1" table:formula="of:=VALUE([.G18])" office:value-type="float" office:value="134.78999999999999">
            <text:p>134.79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AVERAGE([.H3:.H18])" office:value-type="float" office:value="132.78562500000001">
            <text:p>132.78562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STDEV([.H3:.H18])" office:value-type="float" office:value="3.1616640528894497">
            <text:p>3.161664052889449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2"/>
          <table:table-cell table:number-columns-repeated="3" table:style-name="ACE-1"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style-name="ACE-1" office:value-type="string">
            <text:p>Advantage</text:p>
          </table:table-cell>
          <table:table-cell table:style-name="ACE-1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013</text:p>
          </table:table-cell>
          <table:table-cell table:style-name="ACE-1" table:formula="of:=[.B23]*60+[.C23]" office:value-type="float" office:value="65.013000000000005">
            <text:p>65.013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3]/([.H3]*10^6)" office:value-type="float" office:value="4.0405728230601339">
            <text:p>4.040572823060134</text:p>
          </table:table-cell>
          <table:table-cell table:style-name="ACE-1" table:formula="of:=[.D23]/[.F23]" office:value-type="float" office:value="16.090045359153386">
            <text:p>16.09005</text:p>
          </table:table-cell>
          <table:table-cell table:style-name="ACE-1" table:formula="of:=([.E23]/[.D23])/10^6" office:value-type="float" office:value="8.2579008967437275">
            <text:p>8.25790089674372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94</text:p>
          </table:table-cell>
          <table:table-cell table:style-name="ACE-1" table:formula="of:=[.B24]*60+[.C24]" office:value-type="float" office:value="65.194000000000003">
            <text:p>65.194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4]/([.H4]*10^6)" office:value-type="float" office:value="4.0561416666666661">
            <text:p>4.056141666666666</text:p>
          </table:table-cell>
          <table:table-cell table:style-name="ACE-1" table:formula="of:=[.D24]/[.F24]" office:value-type="float" office:value="16.072910010950476">
            <text:p>16.07291</text:p>
          </table:table-cell>
          <table:table-cell table:style-name="ACE-1" table:formula="of:=([.E24]/[.D24])/10^6" office:value-type="float" office:value="8.2349742460962663">
            <text:p>8.234974246096266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11</text:p>
          </table:table-cell>
          <table:table-cell table:style-name="ACE-1" table:formula="of:=[.B25]*60+[.C25]" office:value-type="float" office:value="65.111000000000004">
            <text:p>65.111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5]/([.H5]*10^6)" office:value-type="float" office:value="4.1779837431906612">
            <text:p>4.177983743190661</text:p>
          </table:table-cell>
          <table:table-cell table:style-name="ACE-1" table:formula="of:=[.D25]/[.F25]" office:value-type="float" office:value="15.584311477065668">
            <text:p>15.58431</text:p>
          </table:table-cell>
          <table:table-cell table:style-name="ACE-1" table:formula="of:=([.E25]/[.D25])/10^6" office:value-type="float" office:value="8.2454717482453042">
            <text:p>8.24547174824530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082</text:p>
          </table:table-cell>
          <table:table-cell table:style-name="ACE-1" table:formula="of:=[.B26]*60+[.C26]" office:value-type="float" office:value="65.081999999999994">
            <text:p>65.082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6]/([.H6]*10^6)" office:value-type="float" office:value="3.9557243663424697">
            <text:p>3.9557243663424697</text:p>
          </table:table-cell>
          <table:table-cell table:style-name="ACE-1" table:formula="of:=[.D26]/[.F26]" office:value-type="float" office:value="16.452612460502632">
            <text:p>16.45261</text:p>
          </table:table-cell>
          <table:table-cell table:style-name="ACE-1" table:formula="of:=([.E26]/[.D26])/10^6" office:value-type="float" office:value="8.249145862143143">
            <text:p>8.24914586214314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7.854</text:p>
          </table:table-cell>
          <table:table-cell table:style-name="ACE-1" table:formula="of:=[.B27]*60+[.C27]" office:value-type="float" office:value="67.853999999999999">
            <text:p>67.854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7]/([.H7]*10^6)" office:value-type="float" office:value="4.0436161105671458">
            <text:p>4.043616110567146</text:p>
          </table:table-cell>
          <table:table-cell table:style-name="ACE-1" table:formula="of:=[.D27]/[.F27]" office:value-type="float" office:value="16.780524694883312">
            <text:p>16.78052</text:p>
          </table:table-cell>
          <table:table-cell table:style-name="ACE-1" table:formula="of:=([.E27]/[.D27])/10^6" office:value-type="float" office:value="7.912148303710909">
            <text:p>7.912148303710909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80</text:p>
          </table:table-cell>
          <table:table-cell table:style-name="ACE-1" table:formula="of:=[.B28]*60+[.C28]" office:value-type="float" office:value="65.180000000000007">
            <text:p>65.18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8]/([.H8]*10^6)" office:value-type="float" office:value="3.9388914966984592">
            <text:p>3.938891496698459</text:p>
          </table:table-cell>
          <table:table-cell table:style-name="ACE-1" table:formula="of:=[.D28]/[.F28]" office:value-type="float" office:value="16.547802866525583">
            <text:p>16.5478</text:p>
          </table:table-cell>
          <table:table-cell table:style-name="ACE-1" table:formula="of:=([.E28]/[.D28])/10^6" office:value-type="float" office:value="8.2367430346732124">
            <text:p>8.23674303467321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13</text:p>
          </table:table-cell>
          <table:table-cell table:style-name="ACE-1" table:formula="of:=[.B29]*60+[.C29]" office:value-type="float" office:value="65.113">
            <text:p>65.113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29]/([.H9]*10^6)" office:value-type="float" office:value="4.0678202076072134">
            <text:p>4.067820207607213</text:p>
          </table:table-cell>
          <table:table-cell table:style-name="ACE-1" table:formula="of:=[.D29]/[.F29]" office:value-type="float" office:value="16.00685297699059">
            <text:p>16.00685</text:p>
          </table:table-cell>
          <table:table-cell table:style-name="ACE-1" table:formula="of:=([.E29]/[.D29])/10^6" office:value-type="float" office:value="8.2452184817164014">
            <text:p>8.24521848171640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222</text:p>
          </table:table-cell>
          <table:table-cell table:style-name="ACE-1" table:formula="of:=[.B30]*60+[.C30]" office:value-type="float" office:value="65.221999999999994">
            <text:p>65.222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0]/([.H10]*10^6)" office:value-type="float" office:value="3.8805270039754247">
            <text:p>3.8805270039754247</text:p>
          </table:table-cell>
          <table:table-cell table:style-name="ACE-1" table:formula="of:=[.D30]/[.F30]" office:value-type="float" office:value="16.807510921373051">
            <text:p>16.80751</text:p>
          </table:table-cell>
          <table:table-cell table:style-name="ACE-1" table:formula="of:=([.E30]/[.D30])/10^6" office:value-type="float" office:value="8.2314389469810809">
            <text:p>8.23143894698108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222</text:p>
          </table:table-cell>
          <table:table-cell table:style-name="ACE-1" table:formula="of:=[.B31]*60+[.C31]" office:value-type="float" office:value="65.221999999999994">
            <text:p>65.222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1]/([.H11]*10^6)" office:value-type="float" office:value="4.0484949174270408">
            <text:p>4.048494917427041</text:p>
          </table:table-cell>
          <table:table-cell table:style-name="ACE-1" table:formula="of:=[.D31]/[.F31]" office:value-type="float" office:value="16.110184483435351">
            <text:p>16.11018</text:p>
          </table:table-cell>
          <table:table-cell table:style-name="ACE-1" table:formula="of:=([.E31]/[.D31])/10^6" office:value-type="float" office:value="8.2314389469810809">
            <text:p>8.23143894698108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43</text:p>
          </table:table-cell>
          <table:table-cell table:style-name="ACE-1" table:formula="of:=[.B32]*60+[.C32]" office:value-type="float" office:value="65.143000000000001">
            <text:p>65.143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2]/([.H12]*10^6)" office:value-type="float" office:value="4.1559909506115496">
            <text:p>4.1559909506115496</text:p>
          </table:table-cell>
          <table:table-cell table:style-name="ACE-1" table:formula="of:=[.D32]/[.F32]" office:value-type="float" office:value="15.674480713297578">
            <text:p>15.67448</text:p>
          </table:table-cell>
          <table:table-cell table:style-name="ACE-1" table:formula="of:=([.E32]/[.D32])/10^6" office:value-type="float" office:value="8.2414213499531801">
            <text:p>8.2414213499531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17</text:p>
          </table:table-cell>
          <table:table-cell table:style-name="ACE-1" table:formula="of:=[.B33]*60+[.C33]" office:value-type="float" office:value="65.117000000000004">
            <text:p>65.117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3]/([.H13]*10^6)" office:value-type="float" office:value="3.967417314513745">
            <text:p>3.967417314513745</text:p>
          </table:table-cell>
          <table:table-cell table:style-name="ACE-1" table:formula="of:=[.D33]/[.F33]" office:value-type="float" office:value="16.412944451743634">
            <text:p>16.41294</text:p>
          </table:table-cell>
          <table:table-cell table:style-name="ACE-1" table:formula="of:=([.E33]/[.D33])/10^6" office:value-type="float" office:value="8.24471199533148">
            <text:p>8.2447119953314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80</text:p>
          </table:table-cell>
          <table:table-cell table:style-name="ACE-1" table:formula="of:=[.B34]*60+[.C34]" office:value-type="float" office:value="65.180000000000007">
            <text:p>65.18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4]/([.H14]*10^6)" office:value-type="float" office:value="4.1457213204633208">
            <text:p>4.145721320463321</text:p>
          </table:table-cell>
          <table:table-cell table:style-name="ACE-1" table:formula="of:=[.D34]/[.F34]" office:value-type="float" office:value="15.722233831365097">
            <text:p>15.72223</text:p>
          </table:table-cell>
          <table:table-cell table:style-name="ACE-1" table:formula="of:=([.E34]/[.D34])/10^6" office:value-type="float" office:value="8.2367430346732124">
            <text:p>8.23674303467321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133</text:p>
          </table:table-cell>
          <table:table-cell table:style-name="ACE-1" table:formula="of:=[.B35]*60+[.C35]" office:value-type="float" office:value="65.132999999999996">
            <text:p>65.133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5]/([.H15]*10^6)" office:value-type="float" office:value="3.9325440301787284">
            <text:p>3.9325440301787284</text:p>
          </table:table-cell>
          <table:table-cell table:style-name="ACE-1" table:formula="of:=[.D35]/[.F35]" office:value-type="float" office:value="16.562560902093651">
            <text:p>16.56256</text:p>
          </table:table-cell>
          <table:table-cell table:style-name="ACE-1" table:formula="of:=([.E35]/[.D35])/10^6" office:value-type="float" office:value="8.2426866718867551">
            <text:p>8.24268667188675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240</text:p>
          </table:table-cell>
          <table:table-cell table:style-name="ACE-1" table:formula="of:=[.B36]*60+[.C36]" office:value-type="float" office:value="65.239999999999995">
            <text:p>65.24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6]/([.H16]*10^6)" office:value-type="float" office:value="4.1796100506033484">
            <text:p>4.1796100506033484</text:p>
          </table:table-cell>
          <table:table-cell table:style-name="ACE-1" table:formula="of:=[.D36]/[.F36]" office:value-type="float" office:value="15.609111665951291">
            <text:p>15.60911</text:p>
          </table:table-cell>
          <table:table-cell table:style-name="ACE-1" table:formula="of:=([.E36]/[.D36])/10^6" office:value-type="float" office:value="8.2291678571428584">
            <text:p>8.22916785714285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064</text:p>
          </table:table-cell>
          <table:table-cell table:style-name="ACE-1" table:formula="of:=[.B37]*60+[.C37]" office:value-type="float" office:value="65.063999999999993">
            <text:p>65.064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7]/([.H17]*10^6)" office:value-type="float" office:value="4.1505288828759177">
            <text:p>4.150528882875918</text:p>
          </table:table-cell>
          <table:table-cell table:style-name="ACE-1" table:formula="of:=[.D37]/[.F37]" office:value-type="float" office:value="15.676074504248936">
            <text:p>15.67607</text:p>
          </table:table-cell>
          <table:table-cell table:style-name="ACE-1" table:formula="of:=([.E37]/[.D37])/10^6" office:value-type="float" office:value="8.2514279939751631">
            <text:p>8.25142799397516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.070</text:p>
          </table:table-cell>
          <table:table-cell table:style-name="ACE-1" table:formula="of:=[.B38]*60+[.C38]" office:value-type="float" office:value="65.069999999999993">
            <text:p>65.07</text:p>
          </table:table-cell>
          <table:table-cell table:style-name="ACE-1" office:value-type="float" office:value="536870911">
            <text:p>536870911</text:p>
          </table:table-cell>
          <table:table-cell table:style-name="ACE-1" table:formula="of:=[.E38]/([.H18]*10^6)" office:value-type="float" office:value="3.983017367757252">
            <text:p>3.983017367757252</text:p>
          </table:table-cell>
          <table:table-cell table:style-name="ACE-1" table:formula="of:=[.D38]/[.F38]" office:value-type="float" office:value="16.336860724420958">
            <text:p>16.33686</text:p>
          </table:table-cell>
          <table:table-cell table:style-name="ACE-1" table:formula="of:=([.E38]/[.D38])/10^6" office:value-type="float" office:value="8.2506671430766865">
            <text:p>8.250667143076686</text:p>
          </table:table-cell>
          <table:table-cell table:number-columns-repeated="248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2" table:formula="of:=AVERAGE([.D23:.D38])" office:value-type="float" office:value="65.308625000000006">
            <text:p>65.308625</text:p>
          </table:table-cell>
          <table:table-cell table:style-name="ACE-4"/>
          <table:table-cell table:style-name="ACE-2" table:formula="of:=AVERAGE([.F23:.F38])" office:value-type="float" office:value="4.045287640783692">
            <text:p>4.04528764078369</text:p>
          </table:table-cell>
          <table:table-cell table:style-name="ACE-2" table:formula="of:=AVERAGE([.G23:.G38])" office:value-type="float" office:value="16.152938877750074">
            <text:p>16.1529</text:p>
          </table:table-cell>
          <table:table-cell table:style-name="ACE-2" table:formula="of:=AVERAGE([.H23:.H38])" office:value-type="float" office:value="8.2213316570831534">
            <text:p>8.221331657083153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ACE-1"/>
          <table:table-cell table:style-name="ACE-2" table:formula="of:=STDEV([.D23:.D38])" office:value-type="float" office:value="0.68179839395528052">
            <text:p>0.6817983939552805</text:p>
          </table:table-cell>
          <table:table-cell table:style-name="ACE-1"/>
          <table:table-cell table:style-name="ACE-2" table:formula="of:=STDEV([.F23:.F38])" office:value-type="float" office:value="0.096218415151797548">
            <text:p>0.0962184151518</text:p>
          </table:table-cell>
          <table:table-cell table:style-name="ACE-2" table:formula="of:=STDEV([.G23:.G38])" office:value-type="float" office:value="0.41886463794204709">
            <text:p>0.41886</text:p>
          </table:table-cell>
          <table:table-cell table:style-name="ACE-2" table:formula="of:=STDEV([.H23:.H38])" office:value-type="float" office:value="0.082848498098071877">
            <text:p>0.08284849809807188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50:46Z</dc:date>
    <meta:creation-date>2020-05-07T14:50:15Z</meta:creation-date>
    <meta:generator>gnumeric/1.12.35</meta:generator>
  </office:meta>
</office:document-meta>
</file>